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e6edf3" style:font-name="Consolas" fo:font-size="10.5pt" fo:font-weight="normal" fo:background-color="#0d1117"/>
    </style:style>
    <style:style style:name="P2" style:family="paragraph" style:parent-style-name="Standard">
      <style:paragraph-properties style:line-height-at-least="0.503cm"/>
      <style:text-properties fo:color="#e6edf3" fo:background-color="#0d1117"/>
    </style:style>
    <style:style style:name="P3" style:family="paragraph" style:parent-style-name="Standard">
      <style:paragraph-properties style:line-height-at-least="0.503cm"/>
    </style:style>
    <style:style style:name="T1" style:family="text">
      <style:text-properties fo:color="#7ee787"/>
    </style:style>
    <style:style style:name="T2" style:family="text">
      <style:text-properties fo:color="#7ee787" style:font-name="Consolas" fo:font-size="10.5pt" fo:font-weight="normal"/>
    </style:style>
    <style:style style:name="T3" style:family="text">
      <style:text-properties fo:color="#79c0ff"/>
    </style:style>
    <style:style style:name="T4" style:family="text">
      <style:text-properties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&lt;!<text:span text:style-name="T1">DOCTYPE</text:span> <text:span text:style-name="T3">html</text:span>&gt;</text:p>
      <text:p text:style-name="P1">&lt;<text:span text:style-name="T1">html</text:span>&gt;</text:p>
      <text:p text:style-name="P3"/>
      <text:p text:style-name="P1">&lt;<text:span text:style-name="T1">body</text:span>&gt;</text:p>
      <text:p text:style-name="P2">    <text:span text:style-name="T4">&lt;</text:span><text:span text:style-name="T2">header</text:span><text:span text:style-name="T4">&gt;</text:span></text:p>
      <text:p text:style-name="P2">        <text:span text:style-name="T4">&lt;</text:span><text:span text:style-name="T2">h1</text:span><text:span text:style-name="T4">&gt;Eric étudiant en formation web fullstack&lt;/</text:span><text:span text:style-name="T2">h1</text:span><text:span text:style-name="T4">&gt;</text:span></text:p>
      <text:p text:style-name="P2">    <text:span text:style-name="T4">&lt;/</text:span><text:span text:style-name="T2">header</text:span><text:span text:style-name="T4">&gt;</text:span></text:p>
      <text:p text:style-name="P2">    <text:span text:style-name="T4">&lt;</text:span><text:span text:style-name="T2">section</text:span><text:span text:style-name="T4">&gt;</text:span></text:p>
      <text:p text:style-name="P2">        <text:span text:style-name="T4">&lt;</text:span><text:span text:style-name="T2">h2</text:span><text:span text:style-name="T4">&gt;Expériences&lt;/</text:span><text:span text:style-name="T2">h2</text:span><text:span text:style-name="T4">&gt;</text:span></text:p>
      <text:p text:style-name="P2">    <text:span text:style-name="T4">&lt;/</text:span><text:span text:style-name="T2">section</text:span><text:span text:style-name="T4">&gt;</text:span></text:p>
      <text:p text:style-name="P2">    <text:span text:style-name="T4">&lt;</text:span><text:span text:style-name="T2">section</text:span><text:span text:style-name="T4">&gt;</text:span></text:p>
      <text:p text:style-name="P2">        <text:span text:style-name="T4">&lt;</text:span><text:span text:style-name="T2">h2</text:span><text:span text:style-name="T4">&gt;Parcours scolaire&lt;/</text:span><text:span text:style-name="T2">h2</text:span><text:span text:style-name="T4">&gt;</text:span></text:p>
      <text:p text:style-name="P2">    <text:span text:style-name="T4">&lt;/</text:span><text:span text:style-name="T2">section</text:span><text:span text:style-name="T4">&gt;</text:span></text:p>
      <text:p text:style-name="P3"/>
      <text:p text:style-name="P1">&lt;/<text:span text:style-name="T1">body</text:span>&gt;</text:p>
      <text:p text:style-name="P1">&lt;/<text:span text:style-name="T1">html</text:span>&gt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ric le falher</meta:initial-creator>
    <meta:creation-date>2025-03-18T04:12:03.46</meta:creation-date>
    <meta:document-statistic meta:table-count="0" meta:image-count="0" meta:object-count="0" meta:page-count="1" meta:paragraph-count="14" meta:word-count="21" meta:character-count="239"/>
    <dc:date>2025-03-18T04:13:17.94</dc:date>
    <dc:creator>eric le falher</dc:creator>
    <meta:editing-duration>PT1M15S</meta:editing-duration>
    <meta:editing-cycles>1</meta:editing-cycles>
    <meta:generator>OpenOffice/4.1.15$Win32 OpenOffice.org_project/4115m2$Build-9813</meta:generator>
  </office:meta>
</office:document-meta>
</file>